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style:rel-width="100%" table:align="left"/>
    </style:style>
    <style:style style:name="Tableau1.A" style:family="table-column">
      <style:table-column-properties style:column-width="16.999cm" style:rel-column-width="65535*"/>
    </style:style>
    <style:style style:name="Tableau1.A1" style:family="table-cell">
      <style:table-cell-properties style:vertical-align="middle"/>
    </style:style>
    <style:style style:name="Tableau2" style:family="table">
      <style:table-properties style:width="16.999cm" style:rel-width="100%" table:align="left"/>
    </style:style>
    <style:style style:name="Tableau2.A" style:family="table-column">
      <style:table-column-properties style:column-width="16.999cm" style:rel-column-width="65535*"/>
    </style:style>
    <style:style style:name="Tableau2.A1" style:family="table-cell">
      <style:table-cell-properties style:vertical-align="middle" fo:padding="0.079cm" fo:border="none"/>
    </style:style>
    <style:style style:name="Tableau3" style:family="table">
      <style:table-properties style:width="16.84cm" style:rel-width="100%" table:align="left"/>
    </style:style>
    <style:style style:name="Tableau3.A" style:family="table-column">
      <style:table-column-properties style:column-width="16.84cm" style:rel-column-width="65535*"/>
    </style:style>
    <style:style style:name="Tableau3.A1" style:family="table-cell">
      <style:table-cell-properties fo:padding="0.132cm" fo:border="none"/>
    </style:style>
    <style:style style:name="Tableau4" style:family="table">
      <style:table-properties style:width="16.999cm" style:rel-width="100%" table:align="left"/>
    </style:style>
    <style:style style:name="Tableau4.A" style:family="table-column">
      <style:table-column-properties style:column-width="16.999cm" style:rel-column-width="65535*"/>
    </style:style>
    <style:style style:name="Tableau4.A1" style:family="table-cell">
      <style:table-cell-properties style:vertical-align="middle"/>
    </style:style>
    <style:style style:name="Tableau5" style:family="table">
      <style:table-properties style:width="16.999cm" style:rel-width="100%" table:align="left"/>
    </style:style>
    <style:style style:name="Tableau5.A" style:family="table-column">
      <style:table-column-properties style:column-width="16.999cm" style:rel-column-width="65535*"/>
    </style:style>
    <style:style style:name="Tableau5.A1" style:family="table-cell">
      <style:table-cell-properties style:vertical-align="middle" fo:padding="0.079cm" fo:border="none"/>
    </style:style>
    <style:style style:name="Tableau6" style:family="table">
      <style:table-properties style:width="16.84cm" style:rel-width="100%" table:align="left"/>
    </style:style>
    <style:style style:name="Tableau6.A" style:family="table-column">
      <style:table-column-properties style:column-width="16.84cm" style:rel-column-width="65535*"/>
    </style:style>
    <style:style style:name="Tableau6.A1" style:family="table-cell">
      <style:table-cell-properties fo:padding="0.132cm" fo:border="none"/>
    </style:style>
    <style:style style:name="Tableau7" style:family="table">
      <style:table-properties style:width="16.999cm" style:rel-width="100%" table:align="left"/>
    </style:style>
    <style:style style:name="Tableau7.A" style:family="table-column">
      <style:table-column-properties style:column-width="16.999cm" style:rel-column-width="65535*"/>
    </style:style>
    <style:style style:name="Tableau7.A1" style:family="table-cell">
      <style:table-cell-properties style:vertical-align="middle"/>
    </style:style>
    <style:style style:name="Tableau8" style:family="table">
      <style:table-properties style:width="16.999cm" style:rel-width="100%" table:align="left"/>
    </style:style>
    <style:style style:name="Tableau8.A" style:family="table-column">
      <style:table-column-properties style:column-width="16.999cm" style:rel-column-width="65535*"/>
    </style:style>
    <style:style style:name="Tableau8.A1" style:family="table-cell">
      <style:table-cell-properties style:vertical-align="middle" fo:padding="0.079cm" fo:border="none"/>
    </style:style>
    <style:style style:name="Tableau9" style:family="table">
      <style:table-properties style:width="16.84cm" style:rel-width="100%" table:align="left"/>
    </style:style>
    <style:style style:name="Tableau9.A" style:family="table-column">
      <style:table-column-properties style:column-width="16.84cm" style:rel-column-width="65535*"/>
    </style:style>
    <style:style style:name="Tableau9.A1" style:family="table-cell">
      <style:table-cell-properties fo:padding="0.132cm" fo:border="none"/>
    </style:style>
    <style:style style:name="Tableau10" style:family="table">
      <style:table-properties style:width="16.999cm" style:rel-width="100%" table:align="left"/>
    </style:style>
    <style:style style:name="Tableau10.A" style:family="table-column">
      <style:table-column-properties style:column-width="16.999cm" style:rel-column-width="65535*"/>
    </style:style>
    <style:style style:name="Tableau10.A1" style:family="table-cell">
      <style:table-cell-properties style:vertical-align="middle"/>
    </style:style>
    <style:style style:name="Tableau11" style:family="table">
      <style:table-properties style:width="16.999cm" style:rel-width="100%" table:align="left"/>
    </style:style>
    <style:style style:name="Tableau11.A" style:family="table-column">
      <style:table-column-properties style:column-width="16.999cm" style:rel-column-width="65535*"/>
    </style:style>
    <style:style style:name="Tableau11.A1" style:family="table-cell">
      <style:table-cell-properties style:vertical-align="middle" fo:padding="0.079cm" fo:border="none"/>
    </style:style>
    <style:style style:name="Tableau12" style:family="table">
      <style:table-properties style:width="16.84cm" style:rel-width="100%" table:align="left"/>
    </style:style>
    <style:style style:name="Tableau12.A" style:family="table-column">
      <style:table-column-properties style:column-width="16.84cm" style:rel-column-width="65535*"/>
    </style:style>
    <style:style style:name="Tableau12.A1" style:family="table-cell">
      <style:table-cell-properties fo:padding="0.132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Standard">
      <style:paragraph-properties fo:text-align="start" style:justify-single-word="false"/>
    </style:style>
    <style:style style:name="P5" style:family="paragraph" style:parent-style-name="Heading_20_3">
      <style:paragraph-properties fo:text-align="center" style:justify-single-word="false"/>
      <style:text-properties fo:font-size="18pt" style:font-size-asian="18pt" style:font-size-complex="18pt"/>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margin-top="0.423cm" fo:margin-bottom="0.212cm" fo:keep-with-next="always"/>
    </style:style>
    <style:style style:name="P8" style:family="paragraph" style:parent-style-name="Heading_20_1">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9"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0" style:family="paragraph" style:parent-style-name="Table_20_Contents">
      <style:text-properties fo:font-size="2pt" style:font-size-asian="2pt" style:font-size-complex="2pt"/>
    </style:style>
    <style:style style:name="T1" style:family="text">
      <style:text-properties style:font-name="Arial"/>
    </style:style>
    <style:style style:name="T2" style:family="text">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T3" style:family="text">
      <style:text-properties fo:font-size="12pt"/>
    </style:style>
    <style:style style:name="T4" style:family="text">
      <style:text-properties fo:language="zxx" fo:country="none"/>
    </style:style>
    <style:style style:name="T5" style:family="text">
      <style:text-properties style:font-name-asian="Andale Sans UI"/>
    </style:style>
    <style:style style:name="T6" style:family="text">
      <style:text-properties style:font-size-asian="12pt"/>
    </style:style>
    <style:style style:name="T7" style:family="text">
      <style:text-properties style:language-asian="zxx" style:country-asian="none"/>
    </style:style>
    <style:style style:name="T8" style:family="text">
      <style:text-properties style:font-name-complex="Tahoma"/>
    </style:style>
    <style:style style:name="T9" style:family="text">
      <style:text-properties style:font-size-complex="12pt"/>
    </style:style>
    <style:style style:name="T10" style:family="text">
      <style:text-properties style:language-complex="zxx" style:country-complex="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7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Game Design Document : Jeu ZOMBIE</text:h>
      <text:p text:style-name="P1"/>
      <text:h text:style-name="Heading_20_2" text:outline-level="2">Bref présentation :</text:h>
      <text:p text:style-name="P2">Le jeu serait un mix d'MMO pour les villes et d'instances privées pour les quêtes. Le jeu est en 2D isométrique (ou alors en vue du dessus).</text:p>
      <text:p text:style-name="P2"/>
      <text:p text:style-name="P2">L'histoire se passe après la contamination de la population par un virus ayant comme effet de "zombifier" les personnes contaminées. </text:p>
      <text:p text:style-name="P2">Le joueur se retrouve donc dans la peau d'un survivant qui voudrait bien continuer à survivre. Ce survivant commence alors avec un matériel et des compétences/connaissances propres à sa classe. Il lui faudra s'allier avec d'autres joueurs et combiner leurs spécialités pour progresser dans les différents endroits du jeu.</text:p>
      <text:p text:style-name="P2">Il ne s'agit pas d'un jeu de bourrinage où l'on tue allégrement des centaines de zombies. Au contraire, chaque action doit être réfléchie.</text:p>
      <text:p text:style-name="P2">Le joueur doit survivre en utilisant son environnement pour parvenir à ses fins. <text:s/></text:p>
      <text:p text:style-name="P2"/>
      <text:h text:style-name="P9" text:outline-level="2">Gameplay :</text:h>
      <text:p text:style-name="Text_20_body"/>
      <text:h text:style-name="P6" text:outline-level="1">Les classes de personnages :</text:h>
      <text:list xml:id="list37353245" text:style-name="L1">
        <text:list-item>
          <text:p text:style-name="P3">Le soldat : il faisait autrefois partie de l'armée jusqu'à ce qu'il perde tout contact avec son unité. Il est entrainé correctement à l'utilisation des armes à feu et commence avec un kit de survie (nouritture, bandages,...) et une arme de poing (+chargeurs).</text:p>
        </text:list-item>
        <text:list-item>
          <text:p text:style-name="P3">Le policier : ancien agent des forces de l'ordre, il continue à protéger les citoyens auxquels il pourrait venir en aide. Il commence avec une matraque et gilet pare-balle léger ainsi qu'une arme de poing et quelques cartouches.</text:p>
        </text:list-item>
        <text:list-item>
          <text:p text:style-name="P3">Le chimiste : faible au corps à corps et au combat à distance, il utilise ses connaissances pour fabriquer de redoutables explosifs permettant de se frayer un passage ou au contraire fabrique des médicaments pour soigner ses alliés.</text:p>
        </text:list-item>
        <text:list-item>
          <text:p text:style-name="P3">L'ingénieur : il peut utiliser ses connaissances en mécanique pour fabriquer et réparer les objets, y compris les véhicules.</text:p>
        </text:list-item>
        <text:list-item>
          <text:p text:style-name="P3">La racaille : il commence avec un couteau de combat dont il sait très bien se servir. Il connait suffisamment la rue pour </text:p>
        </text:list-item>
      </text:list>
      <text:h text:style-name="P8" text:outline-level="1">Les zones "paisibles" :</text:h>
      <text:p text:style-name="Text_20_body">Ce sont des zones où les joueurs sont protégés de toute attaque. Ce sont les bases de départ où l'on vient marchander et se ravitailler avant les raids. </text:p>
      <text:h text:style-name="P8" text:outline-level="1">Les zones "hostiles" :</text:h>
      <text:p text:style-name="Text_20_body">Il s'agit aussi bien de décombre urbain (ville/métro) que de forêt en passant par des bases militaires <text:soft-page-break/>abandonnées. Ce sont les lieux où le joueur peut rencontrer des ennemis et combattre. On ne s'y promène qu'en petit groupe (instance). </text:p>
      <text:h text:style-name="P8" text:outline-level="1">Les zones "Libres" :</text:h>
      <text:p text:style-name="Text_20_body"/>
      <text:section text:style-name="Sect1" text:name="bodyarea">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1" text:name="msg_3345">
                            <text:p text:style-name="Table_20_Contents">un monde semi vivant dans le sens où il évoluent. Les pillards prennent le controle de tel zone, ça devient une ville pour eux, mais à tout moment un MJ peut lancer une attaque de zombies contre un camp et les survivants doivent se défendre, etc.<text:line-break/>On peut donc imaginer un système de construction (barrage, ...)<text:line-break/></text:p>
                          </text:section>
                        </table:table-cell>
                      </table:table-row>
                    </table:table>
                    <text:p text:style-name="P10"/>
                  </table:table-cell>
                </table:table-row>
              </table:table>
              <text:p text:style-name="P10"/>
            </table:table-cell>
          </table:table-row>
        </table:table>
      </text:section>
      <text:p text:style-name="Text_20_body"/>
      <text:p text:style-name="Text_20_body">Ce sont des zones qui ont la particularité de pouvoir changer de camps. Si une faction décide de l'attaquer et gagne le terrain, celui-ci lui revient de droit. Bien sûr, les morts-vivants peuvent aussi s'y attaquer.</text:p>
      <text:h text:style-name="P8" text:outline-level="1">Les véhicules :</text:h>
      <text:p text:style-name="Text_20_body">Ils peuvent etre construits par les joueurs ou achetés à un autre joueur. Ils servent au déplacement en terrain découvert reliant deux villes.</text:p>
      <text:p text:style-name="Text_20_body">Certains joueurs peuvent très bien se spécialiser en "taximen", ils auraient alors comme mission d'escorter les joueurs de bas-niveau d'une ville à l'autre en les prenant en stop. </text:p>
      <text:h text:style-name="P7" text:outline-level="1"><text:span text:style-name="T2">La progression du personnage :</text:span></text:h>
      <text:p text:style-name="Text_20_body">Le joueur n'évolue pas sur un système de niveau comme dans les autres RPG mais au contraire ne dépend que de ses compétences qui elles, évoluent lorsqu'on les utilises.</text:p>
      <text:h text:style-name="P8" text:outline-level="1">Interaction personnage/jeu :</text:h>
      <text:p text:style-name="Table_20_Contents">Je verrais bien une camera complétement du dessus, tu te déplaces avec les flèches et tu vises avec la souris. Clic gauche = frapper/tirer, clic droit = ramasser. Tu peux ramasser à peu près tout ce que tu trouves, genre une chaise tu la prend et tu frappes avec puis tu la balance dans la tronche d'un zombie. </text:p>
      <text:h text:style-name="P8" text:outline-level="1">Les zombies :</text:h>
      <text:p text:style-name="P4"><text:bookmark text:name="bodyarea2"/></text:p>
      <text:section text:style-name="Sect1" text:name="Section5">
        <table:table table:name="Tableau10" table:style-name="Tableau10">
          <table:table-column table:style-name="Tableau10.A"/>
          <table:table-row>
            <table:table-cell table:style-name="Tableau10.A1" office:value-type="string">
              <table:table table:name="Tableau11" table:style-name="Tableau11">
                <table:table-column table:style-name="Tableau11.A"/>
                <table:table-row>
                  <table:table-cell table:style-name="Tableau11.A1" office:value-type="string">
                    <table:table table:name="Tableau12" table:style-name="Tableau12">
                      <table:table-column table:style-name="Tableau12.A"/>
                      <table:table-row>
                        <table:table-cell table:style-name="Tableau12.A1" office:value-type="string">
                          <text:section text:style-name="Sect1" text:name="msg_3361">
                            <text:p text:style-name="Table_20_Contents">Tu as deux types de zombies : <text:line-break/>D'une part les virusés, ils sont bestiaux, mais gardent une certaine intelligence. Ils se sont fait contaminé. Un peu à la 28 jours plus tard. Mais, ce virus ne touche que 99 % de la population, il reste 1 % qui a les anticorps. C'est-à-dire les joueurs.<text:line-break/>D'autre part, les mutants, ce sont le résultat d'un programme expérimental de l'armée, des super soldats capables d'utiliser des armes à feu. Ils sont fous, hyper résistant et terriblement dangereux. Ils sont à la base de l'infection.<text:line-break/></text:p>
                          </text:section>
                        </table:table-cell>
                      </table:table-row>
                    </table:table>
                    <text:p text:style-name="P10"/>
                  </table:table-cell>
                </table:table-row>
              </table:table>
              <text:p text:style-name="P10"/>
            </table:table-cell>
          </table:table-row>
        </table:table>
      </text:section>
      <text:p text:style-name="P4"/>
      <text:p text:style-name="P4"><text:bookmark text:name="bodyarea"/></text:p>
      <text:section text:style-name="Sect1" text:name="Section1">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1" text:name="Section2">
                            <text:p text:style-name="Table_20_Contents"><text:bookmark text:name="msg_3345"/>les zombies sont relativement intelligent, dans le sens où il peuvent eux aussi ramasser des objets et les envoyer. <text:line-break/></text:p>
                          </text:section>
                        </table:table-cell>
                      </table:table-row>
                    </table:table>
                    <text:p text:style-name="P10"><text:soft-page-break/></text:p>
                  </table:table-cell>
                </table:table-row>
              </table:table>
              <text:p text:style-name="P10"/>
            </table:table-cell>
          </table:table-row>
        </table:table>
      </text:section>
      <text:h text:style-name="P7" text:outline-level="1"><text:span text:style-name="T2">Gestion de la mort des personnages :</text:span></text:h>
      <text:p text:style-name="P4"><text:bookmark text:name="bodyarea1"/></text:p>
      <text:section text:style-name="Sect1" text:name="Section3">
        <table:table table:name="Tableau7" table:style-name="Tableau7">
          <table:table-column table:style-name="Tableau7.A"/>
          <table:table-row>
            <table:table-cell table:style-name="Tableau7.A1" office:value-type="string">
              <table:table table:name="Tableau8" table:style-name="Tableau8">
                <table:table-column table:style-name="Tableau8.A"/>
                <table:table-row>
                  <table:table-cell table:style-name="Tableau8.A1" office:value-type="string">
                    <table:table table:name="Tableau9" table:style-name="Tableau9">
                      <table:table-column table:style-name="Tableau9.A"/>
                      <table:table-row>
                        <table:table-cell table:style-name="Tableau9.A1" office:value-type="string">
                          <text:section text:style-name="Sect1" text:name="Section4">
                            <text:p text:style-name="Table_20_Contents"><text:bookmark text:name="msg_33451"/>Pour la mort, si tout l'équipe se fait avoir, soit on fait qu'on réapparait juste dans la ville, mode softcore, soit le joueur est en mode hardcore et son perso devient un zombie ... qu'il peut contrôler dans les zones libres, bien entendu.</text:p>
                          </text:section>
                        </table:table-cell>
                      </table:table-row>
                    </table:table>
                    <text:p text:style-name="P10"/>
                  </table:table-cell>
                </table:table-row>
              </table:table>
              <text:p text:style-name="P10"/>
            </table:table-cell>
          </table:table-row>
        </table:table>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47M43S</meta:editing-duration>
    <meta:editing-cycles>66</meta:editing-cycles>
    <meta:generator>OpenOffice.org/3.1$Win32 OpenOffice.org_project/310m19$Build-9420</meta:generator>
    <dc:date>2010-03-28T17:42:32.50</dc:date>
    <dc:creator>Corentin Naisse</dc:creator>
    <meta:document-statistic meta:table-count="12" meta:image-count="0" meta:object-count="0" meta:page-count="3" meta:paragraph-count="33" meta:word-count="797" meta:character-count="4657"/>
    <meta:user-defined meta:name="Info 1"/>
    <meta:user-defined meta:name="Info 2"/>
    <meta:user-defined meta:name="Info 3"/>
    <meta:user-defined meta:name="Info 4"/>
  </office:meta>
</office:document-meta>
</file>